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4"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true" fo:line-height="105%" fo:text-indent="0in" style:auto-text-indent="false"/>
    </style:style>
    <style:style style:name="P1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8ea83"/>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46" style:family="paragraph" style:parent-style-name="Standard">
      <style:paragraph-properties fo:margin-left="0in" fo:margin-right="0in" fo:line-height="105%" fo:text-indent="0in" style:auto-text-indent="false"/>
      <style:text-properties fo:language="en" fo:country="GB"/>
    </style:style>
    <style:style style:name="P47" style:family="paragraph" style:parent-style-name="Standard">
      <style:paragraph-properties fo:margin-left="0in" fo:margin-right="0in" fo:line-height="105%" fo:text-indent="0in" style:auto-text-indent="false"/>
    </style:style>
    <style:style style:name="P48"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4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5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5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53"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4"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6"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57"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59" style:family="paragraph" style:parent-style-name="Standard">
      <style:paragraph-properties fo:margin-left="4.5in" fo:margin-right="0in" fo:margin-top="0in" fo:margin-bottom="0in" loext:contextual-spacing="true" fo:line-height="105%" fo:text-indent="0in" style:auto-text-indent="false"/>
    </style:style>
    <style:style style:name="P60"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1" style:family="paragraph" style:parent-style-name="Standard">
      <style:text-properties style:font-name="Calibri" fo:font-size="11pt"/>
    </style:style>
    <style:style style:name="P62"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63"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4"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6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6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6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6287f" officeooo:paragraph-rsid="006881e0" style:letter-kerning="true" style:font-name-asian="Times New Roman1" style:font-size-asian="11pt" style:language-asian="hi" style:country-asian="IN" style:font-name-complex="Times New Roman1" style:font-size-complex="11pt"/>
    </style:style>
    <style:style style:name="P6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629862" officeooo:paragraph-rsid="00629862" style:letter-kerning="true" style:font-name-asian="Times New Roman1" style:font-size-asian="11pt" style:language-asian="hi" style:country-asian="IN" style:font-name-complex="Times New Roman1" style:font-size-complex="11pt"/>
    </style:style>
    <style:style style:name="P7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638e20"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style="normal" fo:font-weight="bold" officeooo:rsid="004a7c80"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65"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33% 58%"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line-through-style="solid" style:text-line-through-type="singl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line-through-style="solid" style:text-line-through-type="singl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84" style:family="text">
      <style:text-properties fo:color="#808080" style:font-name="Calibri" fo:font-size="8pt" fo:language="en" fo:country="US" style:letter-kerning="true" style:font-name-asian="Arial1" style:font-size-asian="8pt" style:language-asian="ar" style:country-asian="SA" style:font-size-complex="10pt"/>
    </style:style>
    <style:style style:name="T85" style:family="text">
      <style:text-properties fo:color="#7f7f7f" style:font-name="Calibri" fo:font-size="8pt" fo:language="en" fo:country="US" style:letter-kerning="true" style:font-name-asian="Arial1" style:font-size-asian="8pt" style:language-asian="ar" style:country-asian="SA" style:font-size-complex="8pt"/>
    </style:style>
    <style:style style:name="T86" style:family="text">
      <style:text-properties fo:color="#7f7f7f" style:font-name="Calibri" fo:font-size="8pt" fo:language="en" fo:country="US" style:letter-kerning="true" style:font-name-asian="Arial1" style:font-size-asian="8pt" style:language-asian="ar" style:country-asian="SA" style:font-size-complex="10pt"/>
    </style:style>
    <style:style style:name="T87"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88"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89"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90" style:family="text">
      <style:text-properties style:font-name="Times New Roman" fo:font-size="14pt" style:font-name-asian="Times New Roman1" style:font-size-asian="14pt" style:font-name-complex="Times New Roman1" style:font-size-complex="12pt"/>
    </style:style>
    <style:style style:name="T91"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92"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93"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94" style:family="text">
      <style:text-properties style:font-name="Times New Roman" fo:font-size="12pt" style:font-name-asian="Times New Roman1" style:font-size-asian="12pt" style:font-name-complex="Times New Roman1" style:font-size-complex="12pt"/>
    </style:style>
    <style:style style:name="T95" style:family="text">
      <style:text-properties style:font-name="Times New Roman" fo:language="en" fo:country="GB" officeooo:rsid="00132c6b" style:font-name-asian="Times New Roman1" style:font-name-complex="Times New Roman1"/>
    </style:style>
    <style:style style:name="T96" style:family="text">
      <style:text-properties style:font-name="Times New Roman" fo:language="en" fo:country="GB" officeooo:rsid="00114326" style:font-name-asian="Times New Roman1" style:font-name-complex="Times New Roman1"/>
    </style:style>
    <style:style style:name="T97" style:family="text">
      <style:text-properties style:font-name="Times New Roman" fo:language="en" fo:country="GB" officeooo:rsid="0013d54a" style:font-name-asian="Times New Roman1" style:font-name-complex="Times New Roman1"/>
    </style:style>
    <style:style style:name="T98" style:family="text">
      <style:text-properties style:font-name="Times New Roman" fo:language="en" fo:country="GB" officeooo:rsid="001574e3" style:font-name-asian="Times New Roman1" style:font-name-complex="Times New Roman1"/>
    </style:style>
    <style:style style:name="T99" style:family="text">
      <style:text-properties style:font-name="Times New Roman" fo:language="en" fo:country="GB" officeooo:rsid="001b2fe6" style:font-name-asian="Times New Roman1" style:font-name-complex="Times New Roman1"/>
    </style:style>
    <style:style style:name="T100" style:family="text">
      <style:text-properties style:font-name="Times New Roman" fo:language="en" fo:country="GB" officeooo:rsid="001d2cc1" style:font-name-asian="Times New Roman1" style:font-name-complex="Times New Roman1"/>
    </style:style>
    <style:style style:name="T101" style:family="text">
      <style:text-properties style:font-name="Times New Roman" fo:language="en" fo:country="GB" officeooo:rsid="0024a4a0" style:font-name-asian="Times New Roman1" style:font-name-complex="Times New Roman1"/>
    </style:style>
    <style:style style:name="T102" style:family="text">
      <style:text-properties style:font-name="Times New Roman" fo:language="en" fo:country="GB" officeooo:rsid="002bb4e1" style:font-name-asian="Times New Roman1" style:font-name-complex="Times New Roman1"/>
    </style:style>
    <style:style style:name="T103" style:family="text">
      <style:text-properties style:font-name="Times New Roman" fo:language="en" fo:country="GB" officeooo:rsid="002aa1e6" style:font-name-asian="Times New Roman1" style:font-name-complex="Times New Roman1"/>
    </style:style>
    <style:style style:name="T104" style:family="text">
      <style:text-properties style:font-name="Times New Roman" fo:language="en" fo:country="GB" officeooo:rsid="002cf005" style:font-name-asian="Times New Roman1" style:font-name-complex="Times New Roman1"/>
    </style:style>
    <style:style style:name="T105" style:family="text">
      <style:text-properties style:font-name="Times New Roman" fo:language="en" fo:country="GB" officeooo:rsid="002c4d6d" style:font-name-asian="Times New Roman1" style:font-name-complex="Times New Roman1"/>
    </style:style>
    <style:style style:name="T106" style:family="text">
      <style:text-properties style:font-name="Times New Roman" fo:language="en" fo:country="GB" officeooo:rsid="002e88ce" style:font-name-asian="Times New Roman1" style:font-name-complex="Times New Roman1"/>
    </style:style>
    <style:style style:name="T107" style:family="text">
      <style:text-properties style:font-name="Times New Roman" fo:language="en" fo:country="GB" officeooo:rsid="0030a5ed" style:font-name-asian="Times New Roman1" style:font-name-complex="Times New Roman1"/>
    </style:style>
    <style:style style:name="T108" style:family="text">
      <style:text-properties style:font-name="Times New Roman" fo:language="en" fo:country="GB" officeooo:rsid="002f9c98" style:font-name-asian="Times New Roman1" style:font-name-complex="Times New Roman1"/>
    </style:style>
    <style:style style:name="T109" style:family="text">
      <style:text-properties style:font-name="Times New Roman" fo:language="en" fo:country="GB" officeooo:rsid="0030e5a2" style:font-name-asian="Times New Roman1" style:font-name-complex="Times New Roman1"/>
    </style:style>
    <style:style style:name="T110" style:family="text">
      <style:text-properties style:font-name="Times New Roman" fo:language="en" fo:country="GB" officeooo:rsid="003812f5" style:font-name-asian="Times New Roman1" style:font-name-complex="Times New Roman1"/>
    </style:style>
    <style:style style:name="T111"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112"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113"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114"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15"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16"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17" style:family="text">
      <style:text-properties style:font-name="Times New Roman" style:font-name-asian="Times New Roman1" style:font-name-complex="Times New Roman1"/>
    </style:style>
    <style:style style:name="T118"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19"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20" style:family="text">
      <style:text-properties style:text-position="33% 58%" style:font-name="Times New Roman" fo:language="en" fo:country="GB" officeooo:rsid="0013d54a" style:font-name-asian="Times New Roman1" style:font-name-complex="Times New Roman1"/>
    </style:style>
    <style:style style:name="T121" style:family="text">
      <style:text-properties style:text-position="33% 58%" officeooo:rsid="0026a84c"/>
    </style:style>
    <style:style style:name="T122" style:family="text">
      <style:text-properties style:text-position="33% 58%" officeooo:rsid="0026f3a4"/>
    </style:style>
    <style:style style:name="T123" style:family="text">
      <style:text-properties style:text-position="33% 58%" officeooo:rsid="0028dafe"/>
    </style:style>
    <style:style style:name="T124" style:family="text">
      <style:text-properties fo:font-style="italic" style:font-style-asian="italic"/>
    </style:style>
    <style:style style:name="T125" style:family="text">
      <style:text-properties fo:font-weight="bold" style:font-weight-asian="bold"/>
    </style:style>
    <style:style style:name="T126" style:family="text">
      <style:text-properties fo:font-weight="bold" style:font-weight-asian="bold" style:font-weight-complex="bold"/>
    </style:style>
    <style:style style:name="T127" style:family="text">
      <style:text-properties officeooo:rsid="0026a84c"/>
    </style:style>
    <style:style style:name="T128" style:family="text">
      <style:text-properties officeooo:rsid="0026f3a4"/>
    </style:style>
    <style:style style:name="T129" style:family="text">
      <style:text-properties officeooo:rsid="00275b20"/>
    </style:style>
    <style:style style:name="T130" style:family="text">
      <style:text-properties officeooo:rsid="0028dafe"/>
    </style:style>
    <style:style style:name="T131" style:family="text">
      <style:text-properties officeooo:rsid="004a7c80"/>
    </style:style>
    <style:style style:name="T132" style:family="text">
      <style:text-properties officeooo:rsid="0050e53f"/>
    </style:style>
    <style:style style:name="T133" style:family="text">
      <style:text-properties fo:color="#c9211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134" style:family="text">
      <style:text-properties officeooo:rsid="006775a4"/>
    </style:style>
    <style:style style:name="T135" style:family="text">
      <style:text-properties officeooo:rsid="006881e0"/>
    </style:style>
    <style:style style:name="T136" style:family="text">
      <style:text-properties officeooo:rsid="006b924e"/>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88">Part B-1</text:span><text:span text:style-name="T119"> </text:span></text:p>
      <text:p text:style-name="P56"/>
      <text:p text:style-name="P16"><text:span text:style-name="T89">1. Excellence</text:span><text:span text:style-name="T90"> <text:s/></text:span><text:span text:style-name="T89"><text:s/></text:span></text:p>
      <text:p text:style-name="P17"><text:s/></text:p>
      <text:list xml:id="list604399687" text:style-name="WWNum1">
        <text:list-item>
          <text:list>
            <text:list-item>
              <text:p text:style-name="P63">Quality and pertinence of the project’s research and innovation objectives (and the extent to which they are ambitious, and go beyond the state of the art)</text:p>
            </text:list-item>
          </text:list>
        </text:list-item>
      </text:list>
      <text:p text:style-name="P37">Introduction</text:p>
      <text:p text:style-name="P28"><text:span text:style-name="T7">A</text:span><text:span text:style-name="T96">ctive matter, </text:span><text:span text:style-name="T98">denoting collections of actively moving particles,</text:span><text:span text:style-name="T96"> </text:span><text:span text:style-name="T95">is </text:span><text:span text:style-name="T96">an emerging subject of study at the interface between </text:span><text:span text:style-name="T95">soft matter</text:span><text:span text:style-name="T96"> physics and biology. </text:span><text:span text:style-name="T95">It has </text:span><text:span text:style-name="T99">been</text:span><text:span text:style-name="T95"> attract</text:span><text:span text:style-name="T99">ing</text:span><text:span text:style-name="T95"> increasing </text:span><text:span text:style-name="T8">interest</text:span><text:span text:style-name="T95"> </text:span><text:span text:style-name="T99">over the past few decades </text:span><text:span text:style-name="T100">due to its intriguing properties and applicability in a broad range of length scales, </text:span><text:span text:style-name="T101">from animals to tissues and cells</text:span><text:span text:style-name="T97">.</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20">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98">⁠ </text:span><text:span text:style-name="T100">I</text:span><text:span text:style-name="T99">ts study </text:span><text:span text:style-name="T101">can deepen our understanding of processes such as tissue formation and cancer growth. The knowledge of active matter </text:span><text:span text:style-name="T99">has </text:span><text:span text:style-name="T100">also</text:span><text:span text:style-name="T99"> </text:span><text:span text:style-name="T101">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65">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65">⁠</text:span></text:p>
      <text:p text:style-name="P38">Active matter is constantly drive<text:span text:style-name="T131">n</text:span> out of equilibrium due to the energy injection at single particle scale. <text:span text:style-name="T127">The consequences of being out of equilibrium are most obvious when active particles are in complex environments, especially under confinement. For example,</text:span><text:span text:style-name="T129"> </text:span><text:span text:style-name="T127">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21">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27">⁠ </text:span><text:span text:style-name="T128">dense actin filaments driven by molecular motor </text:span><text:span text:style-name="T127">in a microchannel </text:span><text:span text:style-name="T128">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22">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28">⁠ </text:span><text:span text:style-name="T130">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23">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30">⁠ </text:span></text:p>
      <text:p text:style-name="P29"><text:span text:style-name="T102">Having t</text:span><text:span text:style-name="T103">hese non-equilibrium features, </text:span><text:span text:style-name="T102">active matter</text:span><text:span text:style-name="T103"> </text:span><text:span text:style-name="T102">has the potential to advance technologies of great impact </text:span><text:span text:style-name="T104">in material and healthcare industries</text:span><text:span text:style-name="T102">. For example, engineering the self-organization of active matter can help synthesize materials with unprecedented micro- and nano- structure; </text:span><text:span text:style-name="T105">deep understanding of the behavior of active particles </text:span><text:span text:style-name="T11">in real-life settings</text:span><text:span text:style-name="T105"> can </text:span><text:span text:style-name="T11">lead to</text:span><text:span text:style-name="T105"> novel drug delivery technolog</text:span><text:span text:style-name="T104">ies and bioremediation solutions</text:span><text:span text:style-name="T105">. </text:span><text:span text:style-name="T104">However, to achieve the full of active matter, several imperative challenges need to be addressed, </text:span><text:span text:style-name="T106">among which </text:span><text:span text:style-name="T111">determining the </text:span><text:span text:style-name="T112"><text:s/></text:span><text:span text:style-name="T111">behavior of active particles in complex environments </text:span><text:span text:style-name="T113">is most</text:span><text:span text:style-name="T106"> challenging and potentially fruitful.</text:span></text:p>
      <text:p text:style-name="P30"><text:span text:style-name="T108">The challenge comes from the many-body nature and complex particle-particle and particle-wall interactions of active matter. </text:span><text:span text:style-name="T107">This complexity prevents the behav</text:span><text:span text:style-name="T110">io</text:span><text:span text:style-name="T107">r of active </text:span><text:span text:style-name="T12">particles </text:span><text:span text:style-name="T107">from being solved exactly. </text:span><text:span text:style-name="T109">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69">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13">⁠ In particular, the idea of “</text:span><text:span text:style-name="T60">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66">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14">⁠ However, when </text:span><text:span text:style-name="T18">particle-particle </text:span><text:span text:style-name="T54">and particle-wall </text:span><text:span text:style-name="T14">interactions become important, non-equilibrium </text:span><text:span text:style-name="T18">phenomena</text:span><text:span text:style-name="T14"> </text:span><text:span text:style-name="T15">such as clustering and collective motion</text:span><text:span text:style-name="T54">s</text:span><text:span text:style-name="T15">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67">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68">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16">⁠ </text:span><text:span text:style-name="T17">As a result, a thermodynamic description of active matter systems is still premature </text:span><text:span text:style-name="T54">and need further elaboration</text:span><text:span text:style-name="T17">, especially in the presence of confining walls. </text:span></text:p>
      <text:p text:style-name="P31"><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70">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19">⁠ </text:span><text:span text:style-name="T81">We have a good chance </text:span><text:span text:style-name="T82">of solving the behavior of active matter using these models.</text:span><text:span text:style-name="T20">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2"><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71">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41"><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72">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29">⁠ The rotated confocal microscope at Gulliver-ESPCI will be used for more time resolved vertical motions (Fig. XX). </text:span><text:span text:style-name="T80">Is there a proper citation for confocal?</text:span></text:p>
      <text:p text:style-name="P33"><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83">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2">Methodology (a conceptual framework for research!)</text:p>
      <text:p text:style-name="P43">Aims – Literature reivews – Research questions – Methods – Resources – Ethics – Outcomes </text:p>
      <text:list xml:id="list124611358223873" text:continue-numbering="true" text:style-name="WWNum1">
        <text:list-item>
          <text:list>
            <text:list-item>
              <text:p text:style-name="P63">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54"/>
      <text:p text:style-name="P34"><text:span text:style-name="T61">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and tissue growth on curved surfaces. </text:span></text:p>
      <text:p text:style-name="P35"><text:span text:style-name="T64">LITERATURE REVIEWS</text:span><text:span text:style-name="T34"> </text:span><text:span text:style-name="T35">The non-equilibrium nature of active matter is best evidenced in its interaction with confining walls. Over the past two decades, much effort has been devoted to illustrating </text:span><text:span text:style-name="T36">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73">26</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3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73">27–30</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36">⁠, </text:span><text:span text:style-name="T3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74">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38">⁠</text:span><text:span text:style-name="T36"> spatial distribution</text:span><text:reference-mark-start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73">31–33</text:span><text:reference-mark-end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36">⁠ and collective motion</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73">9,17,34–41</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36">⁠ </text:span><text:span text:style-name="T37">of active matter</text:span><text:span text:style-name="T36">. </text:span><text:span text:style-name="T37">Curved confining walls, </text:span><text:span text:style-name="T39">which are ubiquitous in biological systems</text:span><text:span text:style-name="T37">, sho</text:span><text:span text:style-name="T39">w</text:span><text:span text:style-name="T38"> rich and intriguing </text:span><text:span text:style-name="T39">confinement effect on active matter</text:span><text:span text:style-name="T38">.</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74">20,3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38">⁠ </text:span><text:span text:style-name="T40">Inspired by </text:span><text:span text:style-name="T41">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75">41</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41">⁠,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75">35</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41">⁠ </text:span><text:span text:style-name="T44">Such circular confinement</text:span><text:span text:style-name="T41"> was then realized by </text:span><text:span text:style-name="T44">emulsions and elastomer chambers</text:span><text:span text:style-name="T41">, </text:span><text:span text:style-name="T42">where single vortical flows were observed</text:span><text:span text:style-name="T41">.</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75">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41">⁠ </text:span><text:span text:style-name="T43">Ravnik and Yeomans studied the dynamics of an active nematic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76">34</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43">⁠ </text:span><text:span text:style-name="T42">Fily and co-workers developed a statistical theory for non-aligning, non-interacting active particles </text:span><text:span text:style-name="T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76">3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43">⁠ </text:span><text:span text:style-name="T45">Nikola and co-workers showed that not only the collective motion, but also the shear stress exerted by active particles on confining walls, using </text:span><text:span text:style-name="T46">particle-based theory and simulation.</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77">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46">⁠ All these previous works have highlighted the strong correlation between the structures of confining walls and the behavior of active </text:span><text:soft-page-break/><text:span text:style-name="T46">matter systems. Such a correlation offers a possibility of </text:span><text:span text:style-name="T43">manipulating active matter </text:span><text:span text:style-name="T46">by carefully designing <text:s/>the <text:s/></text:span><text:span text:style-name="T43"><text:s/>confinement </text:span><text:span text:style-name="T46">structures. </text:span></text:p>
      <text:p text:style-name="P36"><text:span text:style-name="T62">R</text:span><text:span text:style-name="T63">ESEARCH QUESTIONS</text:span><text:span text:style-name="T47"> </text:span><text:span text:style-name="T48">Knowledge of confinement effect on active matter is of key importance to solve real-life challenges with active matter. </text:span><text:span text:style-name="T50">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79">10,2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50">⁠ and </text:span><text:span text:style-name="T49">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78">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49">⁠ </text:span><text:span text:style-name="T50">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79">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50">⁠ </text:span><text:span text:style-name="T51">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44"><text:span text:style-name="T6">Our proposed research overcomes these limitations by: </text:span><text:span text:style-name="T52">(i)</text:span><text:span text:style-name="T6"> introducing </text:span><text:span text:style-name="T52">microcapillary devices to produce double emulsions with well-controlled geometries; (ii) state-of-the-art microscopy techniques to capture 3D motions. Equipped with these techniques, we set out to investigate the following research questions:</text:span></text:p>
      <text:p text:style-name="P66">RQ1. What is the effective temperature of an active bath in the dilute limit, where particle-particle interactions are not important? Is it the same as in the bulk? Is it curvature-dependent?</text:p>
      <text:p text:style-name="P66">RQ2. What is the effective temperature of an active bath in the dense limit, where particle-particle interactions are important and collective motion emerges? Is it the same as in the bulk? Is it curvature-dependent?</text:p>
      <text:p text:style-name="P45"><text:span text:style-name="T6">RQ3. </text:span><text:span text:style-name="T53">What are the motions of non-spherical objects like in confined active bath? Would there be novel self-organization phenomena? </text:span><text:span text:style-name="T133">I did not motivate this question well in the previous text but this is indeed an interesting question. Please modify the motivation part.</text:span></text:p>
      <text:p text:style-name="P69"><text:span text:style-name="T126">METHODS</text:span> I have briefly described the techniques we are going to employ. Figure out how detailed it need to be and then write.</text:p>
      <text:p text:style-name="P69"><text:span text:style-name="T126">RESOURCES/ETHICS</text:span> May not apply.</text:p>
      <text:p text:style-name="P69"><text:span text:style-name="T126">OUTCOMES</text:span> The </text:p>
      <text:list xml:id="list124612050651403" text:continue-numbering="true" text:style-name="WWNum1">
        <text:list-item>
          <text:list>
            <text:list-item>
              <text:p text:style-name="P63">Quality of the supervision, training and of the two-way transfer of knowledge between the researcher and the host</text:p>
            </text:list-item>
          </text:list>
        </text:list-item>
      </text:list>
      <text:p text:style-name="P55"/>
      <text:p text:style-name="P67">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produce an interdisciplinary and impactful study. </text:p>
      <text:p text:style-name="P68">The proposed research focuses on the behavior of active matter under confinement. My experience of studying the diffusion, rheology and collective motions of bacterial suspensions forms a <text:span text:style-name="T134">solid foundation</text:span> to carry out this research. <text:span text:style-name="T134">Additionally, I can share with the host </text:span><text:span text:style-name="T135">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p>
      <text:p text:style-name="P70"><text:span text:style-name="T55">The hosts, </text:span><text:span text:style-name="T56">the </text:span><text:span text:style-name="T55">Clement, Lindner and Lopez-Leon groups </text:span><text:span text:style-name="T56">at ESPCI, </text:span><text:span text:style-name="T57">form an ideal combination of knowledge and techniques that are necessary for conducting the proposed research. Prof. </text:span><text:span text:style-name="T58">Eric </text:span><text:span text:style-name="T57">Clement and his group are world leading experimentalists on the study of active fluids, with special expertise in </text:span><text:span text:style-name="T58">the behavior of active particles in complex environments. His lab is equipped with the state-of-the-art Lagrangian 3D tracking system, which makes resolving 3D motions possible. Prof. Anke Lindner is an internationally acknowledged specialist </text:span><text:span text:style-name="T59">in the interactions between anisotropic particles and flow. Her knowledge </text:span></text:p>
      <text:p text:style-name="P37"><text:soft-page-break/></text:p>
      <text:p text:style-name="P16"><text:span text:style-name="T92">1.4</text:span><text:span text:style-name="T94"><text:tab/></text:span><text:span text:style-name="T92">Quality and appropriateness of the researcher’s professional experience, competences and skills</text:span></text:p>
      <text:p text:style-name="P17"/>
      <text:p text:style-name="P37">Insert here text for your proposal</text:p>
      <text:p text:style-name="P37"/>
      <text:p text:style-name="P22">2.<text:tab/>Impact</text:p>
      <text:p text:style-name="P20"><text:s/></text:p>
      <text:p text:style-name="P17">2.1<text:tab/>Credibility of the measures to enhance the career perspectives and employability of the researcher and contribution to his/her skills development</text:p>
      <text:p text:style-name="P37">- <text:span text:style-name="T132">project management; </text:span></text:p>
      <text:p text:style-name="P37"/>
      <text:p text:style-name="P16"><text:span text:style-name="T92">2.2</text:span><text:span text:style-name="T94"><text:tab/></text:span><text:span text:style-name="T92">Suitability and quality of the measures to maximise expected outcomes and impacts, as set out in the dissemination and exploitation plan, including communication activities</text:span></text:p>
      <text:p text:style-name="P37">- <text:span text:style-name="T132">conferences; outreach activities; </text:span></text:p>
      <text:p text:style-name="P17">2.3. The magnitude and importance of the project’s contribution to the expected scientific, societal and economic impacts</text:p>
      <text:p text:style-name="P37">- ...</text:p>
      <text:p text:style-name="P37"/>
      <text:p text:style-name="P16"><text:span text:style-name="T89">3.</text:span><text:span text:style-name="T90"><text:tab/></text:span><text:span text:style-name="T89">Quality and Efficiency of the Implementation</text:span></text:p>
      <text:p text:style-name="P17"><text:s/></text:p>
      <text:p text:style-name="P16"><text:span text:style-name="T92">3.1</text:span><text:span text:style-name="T94"><text:tab/></text:span><text:span text:style-name="T92">Quality and effectiveness of the work plan, assessment of risks and appropriateness of the effort assigned to work packages</text:span></text:p>
      <text:p text:style-name="P37"/>
      <text:p text:style-name="P37">Insert here text for your proposal</text:p>
      <text:p text:style-name="P37"/>
      <text:p text:style-name="P16"><text:span text:style-name="T92">3.2</text:span><text:span text:style-name="T94"><text:tab/></text:span><text:span text:style-name="T92">Quality and capacity of the host institutions and participating organisations, including hosting arrangements</text:span><text:span text:style-name="T94"> </text:span></text:p>
      <text:p text:style-name="P37"/>
      <text:p text:style-name="P37">Insert here text for your proposal</text:p>
      <text:p text:style-name="P37"/>
      <text:p text:style-name="P37"/>
      <text:p text:style-name="P18">--------------------------------------- End of page count (max 10 pages) -------------------------------</text:p>
      <text:p text:style-name="P46"/>
      <text:p text:style-name="P48"/>
      <text:p text:style-name="P13">Part B-2</text:p>
      <text:p text:style-name="P10"><text:span text:style-name="T114">(</text:span><text:span text:style-name="T115">No overall page limit applied</text:span><text:span text:style-name="T114">)</text:span></text:p>
      <text:p text:style-name="P11"/>
      <text:p text:style-name="P39">4. <text:tab/>CV of the researcher</text:p>
      <text:p text:style-name="P40">Insert here text for your proposal</text:p>
      <text:p text:style-name="P14"/>
      <text:p text:style-name="P14">5. <text:tab/>Capacity of the Participating Organisation(s) </text:p>
      <text:p text:style-name="P12"/>
      <text:p text:style-name="P16"><text:span text:style-name="T93">5.1 Template table: </text:span><text:span text:style-name="T91">Overview of Participating Organisations</text:span><text:span text:style-name="T93">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Organisation role</text:p>
          </table:table-cell>
          <table:table-cell table:style-name="Table1.A1" office:value-type="string">
            <text:p text:style-name="P26">PIC</text:p>
          </table:table-cell>
          <table:table-cell table:style-name="Table1.A1" office:value-type="string">
            <text:p text:style-name="P26">Legal Entity Short Name</text:p>
          </table:table-cell>
          <table:table-cell table:style-name="Table1.A1" office:value-type="string">
            <text:p text:style-name="P26">Academic organisation</text:p>
            <text:p text:style-name="P26">(Y/N)</text:p>
          </table:table-cell>
          <table:table-cell table:style-name="Table1.A1" office:value-type="string">
            <text:p text:style-name="P26">Country </text:p>
          </table:table-cell>
          <table:table-cell table:style-name="Table1.A1" office:value-type="string">
            <text:p text:style-name="P26">Name of Supervisor </text:p>
          </table:table-cell>
        </table:table-row>
        <table:table-row table:style-name="Table1.2">
          <table:table-cell table:style-name="Table1.A2" office:value-type="string">
            <text:p text:style-name="P24">Beneficiary</text:p>
          </table:table-cell>
          <table:table-cell table:style-name="Table1.B2" office:value-type="string">
            <text:p text:style-name="P23"/>
          </table:table-cell>
          <table:table-cell table:style-name="Table1.C2" office:value-type="string">
            <text:p text:style-name="P23"><text:s/></text:p>
          </table:table-cell>
          <table:table-cell table:style-name="Table1.D2" office:value-type="string">
            <text:p text:style-name="P23"/>
          </table:table-cell>
          <table:table-cell table:style-name="Table1.E2" office:value-type="string">
            <text:p text:style-name="P23"><text:s text:c="2"/></text:p>
          </table:table-cell>
          <table:table-cell table:style-name="Table1.F2" office:value-type="string">
            <text:p text:style-name="P23"><text:s text:c="2"/></text:p>
          </table:table-cell>
        </table:table-row>
        <table:table-row table:style-name="Table1.2">
          <table:table-cell table:style-name="Table1.A3" office:value-type="string">
            <text:p text:style-name="P25">Associated partner linked to a beneficiary (if applicable)</text:p>
          </table:table-cell>
          <table:table-cell table:style-name="Table1.B3" office:value-type="string">
            <text:p text:style-name="P23"/>
          </table:table-cell>
          <table:table-cell table:style-name="Table1.C3" office:value-type="string">
            <text:p text:style-name="P23"><text:s/></text:p>
          </table:table-cell>
          <table:table-cell table:style-name="Table1.D3" office:value-type="string">
            <text:p text:style-name="P23"/>
          </table:table-cell>
          <table:table-cell table:style-name="Table1.E3" office:value-type="string">
            <text:p text:style-name="P23"><text:s text:c="2"/></text:p>
          </table:table-cell>
          <table:table-cell table:style-name="Table1.F3" office:value-type="string">
            <text:p text:style-name="P23"><text:s text:c="2"/></text:p>
          </table:table-cell>
        </table:table-row>
        <table:table-row table:style-name="Table1.2">
          <table:table-cell table:style-name="Table1.A4" office:value-type="string">
            <text:p text:style-name="P24">Associated partner for outgoing phase (mandatory for GF) </text:p>
          </table:table-cell>
          <table:table-cell table:style-name="Table1.B4" office:value-type="string">
            <text:p text:style-name="P23"/>
          </table:table-cell>
          <table:table-cell table:style-name="Table1.C4" office:value-type="string">
            <text:p text:style-name="P23"><text:s/></text:p>
          </table:table-cell>
          <table:table-cell table:style-name="Table1.D4" office:value-type="string">
            <text:p text:style-name="P23"/>
          </table:table-cell>
          <table:table-cell table:style-name="Table1.E4" office:value-type="string">
            <text:p text:style-name="P23"><text:s text:c="2"/></text:p>
          </table:table-cell>
          <table:table-cell table:style-name="Table1.F4" office:value-type="string">
            <text:p text:style-name="P23"><text:s text:c="2"/></text:p>
          </table:table-cell>
        </table:table-row>
        <table:table-row table:style-name="Table1.2">
          <table:table-cell table:style-name="Table1.A5" office:value-type="string">
            <text:p text:style-name="P24">Associated partner for secondment (optional)</text:p>
          </table:table-cell>
          <table:table-cell table:style-name="Table1.B5" office:value-type="string">
            <text:p text:style-name="P23"/>
          </table:table-cell>
          <table:table-cell table:style-name="Table1.C5" office:value-type="string">
            <text:p text:style-name="P23"><text:s/></text:p>
          </table:table-cell>
          <table:table-cell table:style-name="Table1.D5" office:value-type="string">
            <text:p text:style-name="P23"/>
          </table:table-cell>
          <table:table-cell table:style-name="Table1.E5" office:value-type="string">
            <text:p text:style-name="P23"><text:s text:c="2"/></text:p>
          </table:table-cell>
          <table:table-cell table:style-name="Table1.F5" office:value-type="string">
            <text:p text:style-name="P23"><text:s text:c="2"/></text:p>
          </table:table-cell>
        </table:table-row>
        <table:table-row table:style-name="Table1.2">
          <table:table-cell table:style-name="Table1.A6" office:value-type="string">
            <text:p text:style-name="P24">Associated partner for non-academic placement (optional) </text:p>
          </table:table-cell>
          <table:table-cell table:style-name="Table1.B6" office:value-type="string">
            <text:p text:style-name="P23"/>
          </table:table-cell>
          <table:table-cell table:style-name="Table1.C6" office:value-type="string">
            <text:p text:style-name="P23"><text:s/></text:p>
          </table:table-cell>
          <table:table-cell table:style-name="Table1.D6" office:value-type="string">
            <text:p text:style-name="P23"/>
          </table:table-cell>
          <table:table-cell table:style-name="Table1.E6" office:value-type="string">
            <text:p text:style-name="P23"><text:s text:c="2"/></text:p>
          </table:table-cell>
          <table:table-cell table:style-name="Table1.F6" office:value-type="string">
            <text:p text:style-name="P23"><text:s text:c="2"/></text:p>
          </table:table-cell>
        </table:table-row>
        <table:table-row table:style-name="Table1.2">
          <table:table-cell table:style-name="Table1.A7" office:value-type="string">
            <text:p text:style-name="P24">Other: ________</text:p>
          </table:table-cell>
          <table:table-cell table:style-name="Table1.B7" office:value-type="string">
            <text:p text:style-name="P23"/>
          </table:table-cell>
          <table:table-cell table:style-name="Table1.C7" office:value-type="string">
            <text:p text:style-name="P23"><text:s/></text:p>
          </table:table-cell>
          <table:table-cell table:style-name="Table1.D7" office:value-type="string">
            <text:p text:style-name="P23"/>
          </table:table-cell>
          <table:table-cell table:style-name="Table1.E7" office:value-type="string">
            <text:p text:style-name="P23"><text:s text:c="2"/></text:p>
          </table:table-cell>
          <table:table-cell table:style-name="Table1.F7" office:value-type="string">
            <text:p text:style-name="P23"><text:s text:c="2"/></text:p>
          </table:table-cell>
        </table:table-row>
      </table:table>
      <text:p text:style-name="P21"><text:s/></text:p>
      <text:p text:style-name="P57"/>
      <text:p text:style-name="P16"><text:span text:style-name="T93">5.2 Template table: </text:span><text:span text:style-name="T91">Capacity of the Participating Organisations</text:span><text:span text:style-name="T93">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17"></text:span><text:span text:style-name="T116"> Beneficiary (compulsory) </text:span></text:p>
            <text:p text:style-name="P3"><text:span text:style-name="T117"></text:span><text:span text:style-name="T116"> Associated partner linked to a beneficiary (if applicable) </text:span></text:p>
            <text:p text:style-name="P3"><text:span text:style-name="T117"></text:span><text:span text:style-name="T116"> Associated partner for outgoing phase (compulsory for GF only) </text:span></text:p>
            <text:p text:style-name="P3"><text:span text:style-name="T117"></text:span><text:span text:style-name="T118"> </text:span><text:span text:style-name="T116">Associated partner for secondment (optional)</text:span></text:p>
            <text:p text:style-name="P3"><text:span text:style-name="T117"></text:span><text:span text:style-name="T118"> </text:span><text:span text:style-name="T116">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58"/>
      <text:p text:style-name="P58"/>
      <text:p text:style-name="P53">6. <text:tab/>Additional ethics information </text:p>
      <text:p text:style-name="P49"/>
      <text:p text:style-name="P51">Insert here text for your proposal </text:p>
      <text:p text:style-name="P52">(NB: Only if you have additional information that could not be included in the ethics self-assessment)</text:p>
      <text:p text:style-name="P50"/>
      <text:p text:style-name="P50"/>
      <text:p text:style-name="P53">7. <text:tab/>Additional information on security screening</text:p>
      <text:p text:style-name="P49"/>
      <text:p text:style-name="P51">Insert here text for your proposal</text:p>
      <text:p text:style-name="P52">(NB: Only if you answered yes to one of the questions in the security issues table, with the exception of “Does this activity involved HE associated and/or third countries?”)</text:p>
      <text:p text:style-name="P49"/>
      <text:p text:style-name="P60">8. <text:tab/>Letter(s) of commitment from associated partners (host for outgoing phase of Global Fellowship or non-academic placement host)</text:p>
      <text:p text:style-name="P47"/>
      <text:p text:style-name="P51">Insert here text for your proposal</text:p>
      <text:p text:style-name="P59"/>
      <text:p text:style-name="P15"/>
      <text:p text:style-name="P15"/>
      <text:p text:style-name="P15"/>
      <text:p text:style-name="P15"/>
      <text:p text:style-name="P15"/>
      <text:p text:style-name="P15"/>
      <text:p text:style-name="P15"/>
      <text:p text:style-name="P15"/>
      <text:p text:style-name="P27"><text:s/></text:p>
      <text:section text:style-name="Sect1" text:name="ADDIN Mendeley Bibliography CSL_BIBLIOGRAPHY  RNDArXtEFbJcn">
        <text:p text:style-name="P62">1.<text:tab/>Ramaswamy, S. The Mechanics and Statistics of Active Matter. <text:span text:style-name="T124">Annu. Rev. Condens. Matter Phys.</text:span> <text:span text:style-name="T125">1</text:span>, 323–345 (2010).</text:p>
        <text:p text:style-name="P62">2.<text:tab/>Marchetti, M. C. <text:span text:style-name="T124">et al.</text:span> Hydrodynamics of soft active matter. <text:span text:style-name="T124">Rev. Mod. Phys.</text:span> <text:span text:style-name="T125">85</text:span>, 1143–1189 (2013).</text:p>
        <text:p text:style-name="P62"><text:soft-page-break/>3.<text:tab/>Bechinger, C. <text:span text:style-name="T124">et al.</text:span> Active particles in complex and crowded environments. <text:span text:style-name="T124">Rev. Mod. Phys.</text:span> <text:span text:style-name="T125">88</text:span>, (2016).</text:p>
        <text:p text:style-name="P62">4.<text:tab/>Ramaswamy, S. Active matter. <text:span text:style-name="T124">J. Stat. Mech. Theory Exp.</text:span> <text:span text:style-name="T125">2017</text:span>, (2017).</text:p>
        <text:p text:style-name="P62">5.<text:tab/>Ghosh, A., Xu, W., Gupta, N. &amp; Gracias, D. H. Active matter therapeutics. <text:span text:style-name="T124">Nano Today</text:span> <text:span text:style-name="T125">31</text:span>, (2020).</text:p>
        <text:p text:style-name="P62">6.<text:tab/>Chvykov, P. <text:span text:style-name="T124">et al.</text:span> Low rattling: A predictive principle for self-organization in active collectives. <text:span text:style-name="T124">Science (80-. ).</text:span> <text:span text:style-name="T125">371</text:span>, 90–95 (2021).</text:p>
        <text:p text:style-name="P62">7.<text:tab/>Hill, J., Kalkanci, O., McMurry, J. L. &amp; Koser, H. Hydrodynamic surface interactions enable escherichia coli to seek efficient routes to swim upstream. <text:span text:style-name="T124">Phys. Rev. Lett.</text:span> <text:span text:style-name="T125">98</text:span>, 068101 (2007).</text:p>
        <text:p text:style-name="P62">8.<text:tab/>Kaya, T. &amp; Koser, H. Direct upstream motility in Escherichia coli. <text:span text:style-name="T124">Biophys. J.</text:span> <text:span text:style-name="T125">102</text:span>, 1514–1523 (2012).</text:p>
        <text:p text:style-name="P62">9.<text:tab/>Wu, K. T. <text:span text:style-name="T124">et al.</text:span> Transition from turbulent to coherent flows in confined three-dimensional active fluids. <text:span text:style-name="T124">Science (80-. ).</text:span> <text:span text:style-name="T125">355</text:span>, (2017).</text:p>
        <text:p text:style-name="P62">10.<text:tab/>Solon, A. P. <text:span text:style-name="T124">et al.</text:span> Pressure is not a state function for generic active fluids. <text:span text:style-name="T124">Nat. Phys.</text:span> <text:span text:style-name="T125">11</text:span>, 673–678 (2015).</text:p>
        <text:p text:style-name="P62">11.<text:tab/>Takatori, S. C. &amp; Brady, J. F. Towards a thermodynamics of active matter. <text:span text:style-name="T124">Phys. Rev. E - Stat. Nonlinear, Soft Matter Phys.</text:span> <text:span text:style-name="T125">91</text:span>, 032117 (2015).</text:p>
        <text:p text:style-name="P62">12.<text:tab/>Marini Bettolo Marconi, U. &amp; Maggi, C. Towards a statistical mechanical theory of active fluids. <text:span text:style-name="T124">Soft Matter</text:span> <text:span text:style-name="T125">11</text:span>, 8768–8781 (2015).</text:p>
        <text:p text:style-name="P62">13.<text:tab/>Wu, X.-L. &amp; Libchaber, A. Particle diffusion in a quasi-two-dimensional bacterial bath. <text:span text:style-name="T124">Phys. Rev. Lett.</text:span> <text:span text:style-name="T125">84</text:span>, (2000).</text:p>
        <text:p text:style-name="P62">14.<text:tab/>Tailleur, J. &amp; Cates, M. E. Sedimentation, trapping, and rectification of dilute bacteria. <text:span text:style-name="T124">Epl</text:span> <text:span text:style-name="T125">86</text:span>, (2009).</text:p>
        <text:p text:style-name="P62">15.<text:tab/>Palacci, J., Cottin-Bizonne, C., Ybert, C. &amp; Bocquet, L. Sedimentation and effective temperature of active colloidal suspensions. <text:span text:style-name="T124">Phys. Rev. Lett.</text:span> <text:span text:style-name="T125">105</text:span>, 1–4 (2010).</text:p>
        <text:p text:style-name="P62">16.<text:tab/>Maggi, C., Lepore, A., Solari, J., Rizzo, A. &amp; Di Leonardo, R. Motility fractionation of bacteria by centrifugation. <text:span text:style-name="T124">Soft Matter</text:span> <text:span text:style-name="T125">9</text:span>, 10885–10890 (2013).</text:p>
        <text:p text:style-name="P62">17.<text:tab/>Wioland, H., Lushi, E. &amp; Goldstein, R. E. Directed collective motion of bacteria under channel confinement. <text:span text:style-name="T124">New J. Phys.</text:span> <text:span text:style-name="T125">18</text:span>, (2016).</text:p>
        <text:p text:style-name="P62">18.<text:tab/>Argun, A. <text:span text:style-name="T124">et al.</text:span> Non-Boltzmann stationary distributions and nonequilibrium relations in active baths. <text:span text:style-name="T124">Phys. Rev. E</text:span> <text:span text:style-name="T125">94</text:span>, 1–9 (2016).</text:p>
        <text:p text:style-name="P62">19.<text:tab/>Solon, A. P. <text:span text:style-name="T124">et al.</text:span> Pressure and phase equilibria in interacting active Brownian spheres. <text:span text:style-name="T124">Phys. Rev. Lett.</text:span> <text:span text:style-name="T125">114</text:span>, 198301 (2015).</text:p>
        <text:p text:style-name="P62">20.<text:tab/>Nikola, N. <text:span text:style-name="T124">et al.</text:span> Active Particles with Soft and Curved Walls: Equation of State, Ratchets, and Instabilities. <text:span text:style-name="T124">Phys. Rev. Lett.</text:span> <text:span text:style-name="T125">117</text:span>, 1–5 (2016).</text:p>
        <text:p text:style-name="P62"><text:soft-page-break/>21.<text:tab/>Junot, G., Briand, G., Ledesma-Alonso, R. &amp; Dauchot, O. Active versus Passive Hard Disks against a Membrane: Mechanical Pressure and Instability. <text:span text:style-name="T124">Phys. Rev. Lett.</text:span> <text:span text:style-name="T125">119</text:span>, 1–5 (2017).</text:p>
        <text:p text:style-name="P62">22.<text:tab/>Shaebani, M. R., Wysocki, A., Winkler, R. G., Gompper, G. &amp; Rieger, H. Computational models for active matter. <text:span text:style-name="T124">Nat. Rev. Phys.</text:span> <text:span text:style-name="T125">2</text:span>, 181–199 (2020).</text:p>
        <text:p text:style-name="P62">23.<text:tab/>Utada, A. S. <text:span text:style-name="T124">et al.</text:span> Monodisperse double emulsions generated from a microcapillary device. <text:span text:style-name="T124">Science (80-. ).</text:span> <text:span text:style-name="T125">308</text:span>, 537–541 (2005).</text:p>
        <text:p text:style-name="P62">24.<text:tab/>Utada, A. S. <text:span text:style-name="T124">et al.</text:span> Dripping, jetting, drops, and wetting: The magic of microfluidics. <text:span text:style-name="T124">MRS Bull.</text:span> <text:span text:style-name="T125">32</text:span>, 702–708 (2007).</text:p>
        <text:p text:style-name="P62">25.<text:tab/>Darnige, T., Figueroa-Morales, N., Bohec, P., Lindner, A. &amp; Clément, E. Lagrangian 3D tracking of fluorescent microscopic objects in motion. <text:span text:style-name="T124">Rev. Sci. Instrum.</text:span> <text:span text:style-name="T125">88</text:span>, 055106 (2017).</text:p>
        <text:p text:style-name="P62">26.<text:tab/>Hernandez-Ortiz, J. P., Stoltz, C. G. &amp; Graham, M. D. Transport and collective dynamics in suspensions of confined swimming particles. <text:span text:style-name="T124">Phys. Rev. Lett.</text:span> <text:span text:style-name="T125">95</text:span>, 204501 (2005).</text:p>
        <text:p text:style-name="P62">27.<text:tab/>Słomka, J. &amp; Dunkel, J. Geometry-dependent viscosity reduction in sheared active fluids. <text:span text:style-name="T124">Phys. Rev. Fluids</text:span> <text:span text:style-name="T125">2</text:span>, 9–12 (2017).</text:p>
        <text:p text:style-name="P62">28.<text:tab/>Alonso-Matilla, R., Ezhilan, B. &amp; Saintillan, D. Microfluidic rheology of active particle suspensions: Kinetic theory. <text:span text:style-name="T124">Biomicrofluidics</text:span> <text:span text:style-name="T125">10</text:span>, 18–26 (2016).</text:p>
        <text:p text:style-name="P62">29.<text:tab/>Liu, Z., Zhang, K. &amp; Cheng, X. Rheology of bacterial suspensions under confinement. <text:span text:style-name="T124">Rheol. Acta</text:span> <text:span text:style-name="T125">58</text:span>, (2019).</text:p>
        <text:p text:style-name="P62">30.<text:tab/>Martinez, V. A. <text:span text:style-name="T124">et al.</text:span> A combined rheometry and imaging study of viscosity reduction in bacterial suspensions. <text:span text:style-name="T124">Proc. Natl. Acad. Sci. U. S. A.</text:span> <text:span text:style-name="T125">117</text:span>, 2326–2331 (2020).</text:p>
        <text:p text:style-name="P62">31.<text:tab/>Leoni, M. <text:span text:style-name="T124">et al.</text:span> Surfing and crawling macroscopic active particles under strong confinement: Inertial dynamics. <text:span text:style-name="T124">Phys. Rev. Res.</text:span> <text:span text:style-name="T125">2</text:span>, 43299 (2020).</text:p>
        <text:p text:style-name="P62">32.<text:tab/>Caprini, L. &amp; Marini Bettolo Marconi, U. Active particles under confinement and effective force generation among surfaces. <text:span text:style-name="T124">Soft Matter</text:span> <text:span text:style-name="T125">14</text:span>, 9044–9054 (2018).</text:p>
        <text:p text:style-name="P62">33.<text:tab/>Caprini, L. &amp; Marconi, U. M. B. Active chiral particles under confinement: Surface currents and bulk accumulation phenomena. <text:span text:style-name="T124">Soft Matter</text:span> <text:span text:style-name="T125">15</text:span>, 2627–2637 (2019).</text:p>
        <text:p text:style-name="P62">34.<text:tab/>Ravnik, M. &amp; Yeomans, J. M. Confined active nematic flow in cylindrical capillaries. <text:span text:style-name="T124">Phys. Rev. Lett.</text:span> <text:span text:style-name="T125">110</text:span>, 1–5 (2013).</text:p>
        <text:p text:style-name="P62">35.<text:tab/>Woodhouse, F. G. &amp; Goldstein, R. E. Spontaneous circulation of confined active suspensions. <text:span text:style-name="T124">Phys. Rev. Lett.</text:span> <text:span text:style-name="T125">109</text:span>, (2012).</text:p>
        <text:p text:style-name="P62">36.<text:tab/>Fily, Y., Baskaran, A. &amp; Hagan, M. F. Dynamics of self-propelled particles under strong confinement. <text:span text:style-name="T124">Soft Matter</text:span> <text:span text:style-name="T125">10</text:span>, 5609–5617 (2014).</text:p>
        <text:p text:style-name="P62">37.<text:tab/>Wioland, H., Woodhouse, F. G., Dunkel, J., Kessler, J. O. &amp; Goldstein, R. E. Confinement stabilizes a bacterial suspension into a spiral vortex. <text:span text:style-name="T124">Phys. Rev. Lett.</text:span> <text:span text:style-name="T125">110</text:span>, 1–5 (2013).</text:p>
        <text:p text:style-name="P62"><text:soft-page-break/>38.<text:tab/>Guo, S., Samanta, D., Peng, Y., Xu, X. &amp; Cheng, X. Symmetric shear banding and swarming vortices in bacterial superfluids. <text:span text:style-name="T124">Proc. Natl. Acad. Sci. U. S. A.</text:span> <text:span text:style-name="T125">115</text:span>, 7212–7217 (2018).</text:p>
        <text:p text:style-name="P62">39.<text:tab/>Wioland, H., Woodhouse, F. G., Dunkel, J. &amp; Goldstein, R. E. Ferromagnetic and antiferromagnetic order in bacterial vortex lattices. <text:span text:style-name="T124">Nat. Phys.</text:span> <text:span text:style-name="T125">12</text:span>, 341–345 (2016).</text:p>
        <text:p text:style-name="P62">40.<text:tab/>Lushi, E., Wioland, H. &amp; Goldstein, R. E. Fluid flows created by swimming bacteria drive self-organization in confined suspensions. <text:span text:style-name="T124">Proc. Natl. Acad. Sci. U. S. A.</text:span> <text:span text:style-name="T125">111</text:span>, 9733–9738 (2014).</text:p>
        <text:p text:style-name="P61">41.<text:tab/>Schaller, V., Weber, C., Semmrich, C., Frey, E. &amp; Bausch, A. R. Polar patterns of driven filaments. <text:span text:style-name="T124">Nature</text:span> <text:span text:style-name="T125">467</text:span>, 73–77 (2010).</text:p>
      </text:section>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8"><draw:text-box><text:p text:style-name="MP2"><text:span text:style-name="MT9">Part B - Page </text:span><text:span text:style-name="MT9"><text:page-number text:select-page="current">9</text:page-number></text:span><text:span text:style-name="MT9"><text:s/>of 14</text:span></text:p></draw:text-box></draw:frame><draw:frame draw:style-name="Mfr2" draw:name="Image1" text:anchor-type="as-char" svg:width="6.2591in" svg:height="0.2752in" draw:z-index="17"><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30T12:46:10.066314256</dc:date>
    <dc:creator>Zhengyang Liu</dc:creator>
    <meta:editing-duration>PT22H21M31S</meta:editing-duration>
    <meta:editing-cycles>11</meta:editing-cycles>
    <meta:generator>LibreOffice/6.4.7.2$Linux_X86_64 LibreOffice_project/40$Build-2</meta:generator>
    <meta:document-statistic meta:table-count="2" meta:image-count="1" meta:object-count="0" meta:page-count="9" meta:paragraph-count="152" meta:word-count="3219" meta:character-count="21383" meta:non-whitespace-character-count="18262"/>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